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dd9" officeooo:paragraph-rsid="00107dd9"/>
    </style:style>
    <style:style style:name="P2" style:family="paragraph" style:parent-style-name="Standard">
      <style:paragraph-properties fo:text-align="center" style:justify-single-word="false"/>
      <style:text-properties fo:color="#c9211e" fo:font-weight="bold" officeooo:rsid="006a0bf0" officeooo:paragraph-rsid="006a0bf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9211e" fo:font-weight="bold" officeooo:rsid="007f394c" officeooo:paragraph-rsid="007f394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c9211e" fo:font-size="14pt" fo:font-weight="bold" officeooo:rsid="0016342a" officeooo:paragraph-rsid="0016342a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723b3" officeooo:paragraph-rsid="0017ce3f"/>
    </style:style>
    <style:style style:name="P6" style:family="paragraph" style:parent-style-name="Standard" style:list-style-name="L1">
      <style:text-properties officeooo:paragraph-rsid="0017ce3f"/>
    </style:style>
    <style:style style:name="P7" style:family="paragraph" style:parent-style-name="Standard" style:list-style-name="L1">
      <style:text-properties officeooo:paragraph-rsid="0037c813"/>
    </style:style>
    <style:style style:name="P8" style:family="paragraph" style:parent-style-name="Standard" style:list-style-name="L1">
      <style:text-properties officeooo:rsid="00184abf" officeooo:paragraph-rsid="00184abf"/>
    </style:style>
    <style:style style:name="P9" style:family="paragraph" style:parent-style-name="Standard" style:list-style-name="L1">
      <style:text-properties officeooo:rsid="00190b3b" officeooo:paragraph-rsid="00190b3b"/>
    </style:style>
    <style:style style:name="P10" style:family="paragraph" style:parent-style-name="Standard" style:list-style-name="L1">
      <style:text-properties officeooo:rsid="001c6c72" officeooo:paragraph-rsid="001c6c72"/>
    </style:style>
    <style:style style:name="P11" style:family="paragraph" style:parent-style-name="Standard">
      <style:text-properties officeooo:rsid="001c6c72" officeooo:paragraph-rsid="001c6c72"/>
    </style:style>
    <style:style style:name="P12" style:family="paragraph" style:parent-style-name="Standard" style:list-style-name="L1">
      <style:text-properties officeooo:rsid="001e9c0e" officeooo:paragraph-rsid="001e9c0e"/>
    </style:style>
    <style:style style:name="P13" style:family="paragraph" style:parent-style-name="Standard" style:list-style-name="L1">
      <style:text-properties officeooo:rsid="001ef283" officeooo:paragraph-rsid="001ef283"/>
    </style:style>
    <style:style style:name="P14" style:family="paragraph" style:parent-style-name="Standard" style:list-style-name="L1">
      <style:text-properties officeooo:rsid="001f1c81" officeooo:paragraph-rsid="001f1c81"/>
    </style:style>
    <style:style style:name="P15" style:family="paragraph" style:parent-style-name="Standard" style:list-style-name="L1">
      <style:text-properties officeooo:rsid="001fc0c2" officeooo:paragraph-rsid="001fc0c2"/>
    </style:style>
    <style:style style:name="P16" style:family="paragraph" style:parent-style-name="Standard" style:list-style-name="L1">
      <style:text-properties officeooo:rsid="00254272" officeooo:paragraph-rsid="00254272"/>
    </style:style>
    <style:style style:name="P17" style:family="paragraph" style:parent-style-name="Standard">
      <style:text-properties officeooo:rsid="00254272" officeooo:paragraph-rsid="002b9ebc"/>
    </style:style>
    <style:style style:name="P18" style:family="paragraph" style:parent-style-name="Standard" style:list-style-name="L1">
      <style:text-properties officeooo:rsid="00353ddb" officeooo:paragraph-rsid="00353ddb"/>
    </style:style>
    <style:style style:name="P19" style:family="paragraph" style:parent-style-name="Standard" style:list-style-name="L1">
      <style:text-properties officeooo:rsid="00393780" officeooo:paragraph-rsid="00393780"/>
    </style:style>
    <style:style style:name="P20" style:family="paragraph" style:parent-style-name="Standard" style:list-style-name="L1">
      <style:text-properties officeooo:rsid="0053b211" officeooo:paragraph-rsid="0053b211"/>
    </style:style>
    <style:style style:name="P21" style:family="paragraph" style:parent-style-name="Standard" style:list-style-name="L1">
      <style:text-properties officeooo:rsid="00613139" officeooo:paragraph-rsid="00613139"/>
    </style:style>
    <style:style style:name="P22" style:family="paragraph" style:parent-style-name="Standard">
      <style:text-properties officeooo:rsid="00613139" officeooo:paragraph-rsid="00613139"/>
    </style:style>
    <style:style style:name="P23" style:family="paragraph" style:parent-style-name="Standard">
      <style:text-properties officeooo:rsid="006a0bf0" officeooo:paragraph-rsid="006a0bf0"/>
    </style:style>
    <style:style style:name="P24" style:family="paragraph" style:parent-style-name="Standard">
      <style:text-properties officeooo:rsid="00736868" officeooo:paragraph-rsid="00736868"/>
    </style:style>
    <style:style style:name="P25" style:family="paragraph" style:parent-style-name="Standard">
      <style:text-properties officeooo:rsid="0075d0ac" officeooo:paragraph-rsid="0075d0ac"/>
    </style:style>
    <style:style style:name="P26" style:family="paragraph" style:parent-style-name="Standard">
      <style:text-properties officeooo:rsid="007afeb8" officeooo:paragraph-rsid="007afeb8"/>
    </style:style>
    <style:style style:name="P27" style:family="paragraph" style:parent-style-name="Standard">
      <style:text-properties officeooo:rsid="007cda2f" officeooo:paragraph-rsid="007cda2f"/>
    </style:style>
    <style:style style:name="P28" style:family="paragraph" style:parent-style-name="Standard">
      <style:text-properties officeooo:rsid="007f78b6" officeooo:paragraph-rsid="007f78b6"/>
    </style:style>
    <style:style style:name="P29" style:family="paragraph" style:parent-style-name="Standard">
      <style:text-properties officeooo:rsid="0083eeb4" officeooo:paragraph-rsid="0083eeb4"/>
    </style:style>
    <style:style style:name="P30" style:family="paragraph" style:parent-style-name="Standard">
      <style:text-properties officeooo:paragraph-rsid="008907ff"/>
    </style:style>
    <style:style style:name="P31" style:family="paragraph" style:parent-style-name="Standard">
      <style:text-properties officeooo:rsid="008de417" officeooo:paragraph-rsid="008de417"/>
    </style:style>
    <style:style style:name="P32" style:family="paragraph" style:parent-style-name="Standard">
      <style:text-properties officeooo:rsid="0098db7d" officeooo:paragraph-rsid="0098db7d"/>
    </style:style>
    <style:style style:name="T1" style:family="text">
      <style:text-properties officeooo:rsid="001723b3"/>
    </style:style>
    <style:style style:name="T2" style:family="text">
      <style:text-properties officeooo:rsid="0017ce3f"/>
    </style:style>
    <style:style style:name="T3" style:family="text">
      <style:text-properties officeooo:rsid="00190b3b"/>
    </style:style>
    <style:style style:name="T4" style:family="text">
      <style:text-properties officeooo:rsid="001d9502"/>
    </style:style>
    <style:style style:name="T5" style:family="text">
      <style:text-properties officeooo:rsid="001f1adb"/>
    </style:style>
    <style:style style:name="T6" style:family="text">
      <style:text-properties officeooo:rsid="0021b762"/>
    </style:style>
    <style:style style:name="T7" style:family="text">
      <style:text-properties officeooo:rsid="0022a945"/>
    </style:style>
    <style:style style:name="T8" style:family="text">
      <style:text-properties officeooo:rsid="002ac43a"/>
    </style:style>
    <style:style style:name="T9" style:family="text">
      <style:text-properties officeooo:rsid="0037c813"/>
    </style:style>
    <style:style style:name="T10" style:family="text">
      <style:text-properties officeooo:rsid="0038908d"/>
    </style:style>
    <style:style style:name="T11" style:family="text">
      <style:text-properties officeooo:rsid="0039194c"/>
    </style:style>
    <style:style style:name="T12" style:family="text">
      <style:text-properties officeooo:rsid="003af2fc"/>
    </style:style>
    <style:style style:name="T13" style:family="text">
      <style:text-properties officeooo:rsid="003b9680"/>
    </style:style>
    <style:style style:name="T14" style:family="text">
      <style:text-properties officeooo:rsid="003c952f"/>
    </style:style>
    <style:style style:name="T15" style:family="text">
      <style:text-properties officeooo:rsid="003e6cb2"/>
    </style:style>
    <style:style style:name="T16" style:family="text">
      <style:text-properties officeooo:rsid="00411c77"/>
    </style:style>
    <style:style style:name="T17" style:family="text">
      <style:text-properties officeooo:rsid="0042c959"/>
    </style:style>
    <style:style style:name="T18" style:family="text">
      <style:text-properties officeooo:rsid="0064320d"/>
    </style:style>
    <style:style style:name="T19" style:family="text">
      <style:text-properties officeooo:rsid="00754785"/>
    </style:style>
    <style:style style:name="T20" style:family="text">
      <style:text-properties officeooo:rsid="007d1cb3"/>
    </style:style>
    <style:style style:name="T21" style:family="text">
      <style:text-properties officeooo:rsid="00849735"/>
    </style:style>
    <style:style style:name="T22" style:family="text">
      <style:text-properties officeooo:rsid="008907ff"/>
    </style:style>
    <style:style style:name="T23" style:family="text">
      <style:text-properties officeooo:rsid="008a68a1"/>
    </style:style>
    <style:style style:name="T24" style:family="text">
      <style:text-properties officeooo:rsid="009aab04"/>
    </style:style>
    <style:style style:name="T25" style:family="text">
      <style:text-properties officeooo:rsid="009ae9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RRETTEZZA DEL CODICE</text:p>
      <text:p text:style-name="P1"/>
      <text:p text:style-name="P5"><text:span text:style-name="T2">Affinchè il codice sia corretto d</text:span>obbiamo:</text:p>
      <text:list xml:id="list1922753309" text:style-name="L1">
        <text:list-item>
          <text:p text:style-name="P6"><text:span text:style-name="T2">D</text:span><text:span text:style-name="T1">imostrare che è preservato l’invariante di rappresentazione.</text:span></text:p>
          <text:p text:style-name="P8">Questo è fondamentale perchè <text:span text:style-name="T3">rappresenta le fondamenta sulle quali abbiamo costruito Il nostro codice.</text:span></text:p>
          <text:p text:style-name="P16"/>
          <text:p text:style-name="P16">Usiamo <text:span text:style-name="T8">l’induzione di Peano</text:span> per dimostrare ciò.</text:p>
          <text:p text:style-name="P7"><text:span text:style-name="T11">Se l</text:span><text:span text:style-name="T9">a prova di correttezza per un oggetto e (ottenuto dopo un certo numero di operazioni) è </text:span><text:span text:style-name="T10">valida</text:span><text:span text:style-name="T9">, allora se effettuo un’altra operazione su e che lo trasforma in un oggetto f, allora la prova di correttezza vale anche per f.</text:span></text:p>
          <text:p text:style-name="P18"/>
          <text:p text:style-name="P19">Per fare questo <text:span text:style-name="T12">dobbiamo verificare che l’IR sia vero dopo I costruttori </text:span><text:span text:style-name="T13">(ovvero nell’istante prima che si chiuda la graffa del corpo del costruttore), </text:span><text:span text:style-name="T14">all’inizio e alla fine dei metodi che alterano la rappresentazione </text:span><text:span text:style-name="T15">(</text:span><text:span text:style-name="T16">metodi di </text:span><text:span text:style-name="T15">mutazione,</text:span><text:span text:style-name="T16">fabbricazione</text:span><text:span text:style-name="T15"> e che hanno benevolent side effect) </text:span><text:span text:style-name="T17">sotto le ipotesi che prima della chiamata del metodo l’IR sia soddisfatto, che I parametri passati siano corretti e che soddisfino le pre condizioni dei metodi.</text:span></text:p>
        </text:list-item>
      </text:list>
      <text:p text:style-name="P17"/>
      <text:p text:style-name="P17"/>
      <text:list xml:id="list174740392936702" text:continue-numbering="true" text:style-name="L1">
        <text:list-item>
          <text:p text:style-name="P9">Controllare la correttezza delle operazioni.</text:p>
          <text:p text:style-name="P10">Per controllare questo dobbiamo utilizzare la funzione d’astrazione che ci permette di <text:span text:style-name="T4">portare l’implementazione nel mondo dell’astrazione.</text:span></text:p>
          <text:p text:style-name="P20">Non solo I metodi che cambiano la rappresentazione.</text:p>
          <text:p text:style-name="P20">Dobbiamo guardare l’implementazione e la sua astrazione e il salto dall’una all’altra.</text:p>
        </text:list-item>
      </text:list>
      <text:p text:style-name="P11"/>
      <text:p text:style-name="P11"/>
      <text:list xml:id="list174741128346325" text:continue-numbering="true" text:style-name="L1">
        <text:list-item>
          <text:p text:style-name="P12">Analizzare l’invariante d’astrazione.</text:p>
          <text:p text:style-name="P13">Questo invariante <text:span text:style-name="T5">è una collezione di proprietà che valgono a livello dell’astrazione.</text:span></text:p>
          <text:p text:style-name="P14">Ad esempio la cardinalità di un insieme non è mai negativa e se aggiungo un elemento questa viene o aumentata o resta tale.</text:p>
          <text:p text:style-name="P15">Sono invarianti su cui possiamo riflettere unicamente dal punto di vista dell’astrazione e dobbiamo quindi controllare le porzioni di codice <text:span text:style-name="T6">che potrebbero far sì che l’astrazione cambi </text:span><text:span text:style-name="T7">e vengano invariati tali invarianti.</text:span></text:p>
          <text:p text:style-name="P21">Ci interessano solo I metodi che alterano la rappresentazione <text:span text:style-name="T18">(ad esempio la taglia di un insieme sia maggiore o uguale a 0)</text:span>.</text:p>
        </text:list-item>
      </text:list>
      <text:p text:style-name="P22"/>
      <text:p text:style-name="P22"/>
      <text:p text:style-name="P2">MUTABILITÀ</text:p>
      <text:p text:style-name="P23"/>
      <text:p text:style-name="P23">È una proprietà dell’astrazione. Alcune astrazioni è plausibile che il suo stato cambi nel tempo e altre nelle quali non lo è.</text:p>
      <text:p text:style-name="P24">Avendo a che fare con entità immutabili è più semplice ragionare sul codice perchè non può succeddere che un metodo mutazionale comp<text:span text:style-name="T19">r</text:span>ometta <text:span text:style-name="T19">l’invariante di rappresentazione.</text:span></text:p>
      <text:p text:style-name="P25">Non dobbiamo occuparci che sia mantenuto ma solo che sia garantito in costruzione.</text:p>
      <text:p text:style-name="P26"/>
      <text:p text:style-name="P27">Dobbiamo costruire un’astrazione ricordando che la sicurezza è il principio principe <text:span text:style-name="T20">e quindi preverire implemetnazioni immutabili (più facili da ragionare a discapito dell’efficienza).</text:span></text:p>
      <text:p text:style-name="P27"/>
      <text:p text:style-name="P3">ADEGUATEZZA</text:p>
      <text:p text:style-name="P24"/>
      <text:p text:style-name="P28">Dobbiamo dotare l’entità di tutti I metodi che sono necessari avere per adoperare su quell’entità in tutti I modi intesi.</text:p>
      <text:p text:style-name="P29"><text:soft-page-break/>Dobbiamo penare a come produrre gli oggetti di un’entità.</text:p>
      <text:p text:style-name="P29">O utilizziamo un costruttore <text:span text:style-name="T21">oppure metod</text:span><text:span text:style-name="T22">i </text:span><text:span text:style-name="T21">di produzione </text:span><text:span text:style-name="T22">oppure metodi mutazionali</text:span><text:span text:style-name="T21">.</text:span></text:p>
      <text:p text:style-name="P30"><text:span text:style-name="T22">Necessitiamo di metodi di produzione e costruttori nel caso in cui vogliamo creare entità immutabili, mentre necessitiamo di metodi mutazionali e costruttori in caso volessimo creare </text:span><text:span text:style-name="T23">entità mutabili.</text:span></text:p>
      <text:p text:style-name="P30"/>
      <text:p text:style-name="P31">Il nostro obiettivo è quello di poter popolare completamente gli oggetti di una certa entità.</text:p>
      <text:p text:style-name="P32">Può essere necessario aggiungere un metodo <text:span text:style-name="T24">che non è strettamente richiesto per implementare tutte I comportamenti necessari dell’entità, ma </text:span><text:span text:style-name="T25">da l’idea è possibile eseguire un’operazione più celermente.</text:span>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6:31:01.125566982</meta:creation-date>
    <meta:generator>LibreOffice/6.4.6.2$Linux_X86_64 LibreOffice_project/40$Build-2</meta:generator>
    <dc:date>2021-03-18T17:47:40.062754108</dc:date>
    <meta:editing-duration>PT1H15M54S</meta:editing-duration>
    <meta:editing-cycles>82</meta:editing-cycles>
    <meta:document-statistic meta:table-count="0" meta:image-count="0" meta:object-count="0" meta:page-count="2" meta:paragraph-count="30" meta:word-count="492" meta:character-count="3219" meta:non-whitespace-character-count="2771"/>
  </office:meta>
</office:document-meta>
</file>